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a44" officeooo:paragraph-rsid="00173a44"/>
    </style:style>
    <style:style style:name="P2" style:family="paragraph" style:parent-style-name="Standard">
      <style:text-properties officeooo:rsid="00173a44" officeooo:paragraph-rsid="001c94d1"/>
    </style:style>
    <style:style style:name="P3" style:family="paragraph" style:parent-style-name="Standard">
      <style:text-properties officeooo:rsid="0018bffb" officeooo:paragraph-rsid="0018bffb"/>
    </style:style>
    <style:style style:name="P4" style:family="paragraph" style:parent-style-name="Standard">
      <style:text-properties officeooo:rsid="0018bffb" officeooo:paragraph-rsid="001c770c"/>
    </style:style>
    <style:style style:name="P5" style:family="paragraph" style:parent-style-name="Standard" style:list-style-name="L5">
      <style:text-properties officeooo:rsid="0018bffb" officeooo:paragraph-rsid="0018bffb"/>
    </style:style>
    <style:style style:name="P6" style:family="paragraph" style:parent-style-name="Standard" style:list-style-name="L5">
      <style:text-properties officeooo:rsid="0018bffb" officeooo:paragraph-rsid="001c770c"/>
    </style:style>
    <style:style style:name="P7" style:family="paragraph" style:parent-style-name="Standard" style:list-style-name="L6">
      <style:text-properties officeooo:rsid="0018bffb" officeooo:paragraph-rsid="001c770c"/>
    </style:style>
    <style:style style:name="P8" style:family="paragraph" style:parent-style-name="Standard" style:list-style-name="L2">
      <style:text-properties officeooo:paragraph-rsid="0018bffb"/>
    </style:style>
    <style:style style:name="P9" style:family="paragraph" style:parent-style-name="Standard" style:list-style-name="L4">
      <style:text-properties officeooo:rsid="001923de" officeooo:paragraph-rsid="0018bffb"/>
    </style:style>
    <style:style style:name="P10" style:family="paragraph" style:parent-style-name="Standard" style:list-style-name="L4">
      <style:text-properties officeooo:rsid="001923de" officeooo:paragraph-rsid="001923de"/>
    </style:style>
    <style:style style:name="P11" style:family="paragraph" style:parent-style-name="Standard">
      <style:text-properties officeooo:rsid="001923de" officeooo:paragraph-rsid="001923de"/>
    </style:style>
    <style:style style:name="P12" style:family="paragraph" style:parent-style-name="Standard" style:list-style-name="L5">
      <style:text-properties officeooo:rsid="001923de" officeooo:paragraph-rsid="001c770c"/>
    </style:style>
    <style:style style:name="P13" style:family="paragraph" style:parent-style-name="Standard">
      <style:text-properties style:font-name="Chandas" fo:font-weight="bold" officeooo:rsid="001923de" officeooo:paragraph-rsid="001923de" style:font-weight-asian="bold" style:font-weight-complex="bold"/>
    </style:style>
    <style:style style:name="P14" style:family="paragraph" style:parent-style-name="Standard">
      <style:text-properties officeooo:rsid="001aa8cf" officeooo:paragraph-rsid="001aa8cf"/>
    </style:style>
    <style:style style:name="P15" style:family="paragraph" style:parent-style-name="Standard">
      <style:text-properties officeooo:rsid="001aa8cf" officeooo:paragraph-rsid="001c770c"/>
    </style:style>
    <style:style style:name="P16" style:family="paragraph" style:parent-style-name="Standard">
      <style:text-properties officeooo:rsid="001aa8cf" officeooo:paragraph-rsid="0018bffb"/>
    </style:style>
    <style:style style:name="P17" style:family="paragraph" style:parent-style-name="Standard">
      <style:text-properties officeooo:rsid="001c94d1" officeooo:paragraph-rsid="001c94d1"/>
    </style:style>
    <style:style style:name="P18" style:family="paragraph" style:parent-style-name="Standard">
      <style:text-properties officeooo:rsid="001db5e0" officeooo:paragraph-rsid="001db5e0"/>
    </style:style>
    <style:style style:name="P19" style:family="paragraph" style:parent-style-name="Text_20_body">
      <style:text-properties officeooo:rsid="001923de" officeooo:paragraph-rsid="001923de"/>
    </style:style>
    <style:style style:name="P20" style:family="paragraph" style:parent-style-name="Text_20_body">
      <style:text-properties officeooo:rsid="001923de" officeooo:paragraph-rsid="001946f7"/>
    </style:style>
    <style:style style:name="P21" style:family="paragraph" style:parent-style-name="Text_20_body">
      <style:text-properties officeooo:rsid="001aa8cf" officeooo:paragraph-rsid="001aa8cf"/>
    </style:style>
    <style:style style:name="P22" style:family="paragraph" style:parent-style-name="Heading_20_3">
      <style:text-properties officeooo:rsid="001923de" officeooo:paragraph-rsid="001923de"/>
    </style:style>
    <style:style style:name="P23" style:family="paragraph" style:parent-style-name="Preformatted_20_Text">
      <style:text-properties officeooo:paragraph-rsid="001aa8cf"/>
    </style:style>
    <style:style style:name="P24" style:family="paragraph" style:parent-style-name="Preformatted_20_Text" style:list-style-name="L7">
      <style:text-properties officeooo:paragraph-rsid="001c770c"/>
    </style:style>
    <style:style style:name="P25" style:family="paragraph" style:parent-style-name="Preformatted_20_Text" style:list-style-name="L7">
      <style:text-properties officeooo:rsid="00173a44" officeooo:paragraph-rsid="001e3dcf"/>
    </style:style>
    <style:style style:name="P26" style:family="paragraph" style:parent-style-name="Preformatted_20_Text" style:list-style-name="L8">
      <style:text-properties officeooo:paragraph-rsid="001c94d1"/>
    </style:style>
    <style:style style:name="P27" style:family="paragraph" style:parent-style-name="Preformatted_20_Text" style:list-style-name="L9">
      <style:text-properties officeooo:paragraph-rsid="001e3dcf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Preformatted_20_Text" style:list-style-name="L7">
      <style:paragraph-properties fo:margin-top="0cm" fo:margin-bottom="0.499cm" loext:contextual-spacing="false"/>
      <style:text-properties officeooo:rsid="001aa8cf" officeooo:paragraph-rsid="001c770c"/>
    </style:style>
    <style:style style:name="P30" style:family="paragraph" style:parent-style-name="Preformatted_20_Text" style:list-style-name="L8">
      <style:paragraph-properties fo:margin-top="0cm" fo:margin-bottom="0.499cm" loext:contextual-spacing="false"/>
      <style:text-properties officeooo:rsid="00173a44" officeooo:paragraph-rsid="001c94d1"/>
    </style:style>
    <style:style style:name="T1" style:family="text">
      <style:text-properties officeooo:rsid="0018bffb"/>
    </style:style>
    <style:style style:name="T2" style:family="text">
      <style:text-properties officeooo:rsid="001c770c"/>
    </style:style>
    <style:style style:name="T3" style:family="text">
      <style:text-properties officeooo:rsid="001c94d1"/>
    </style:style>
    <style:style style:name="T4" style:family="text">
      <style:text-properties officeooo:rsid="001e3d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../../../../../users/set_protocol%3F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users/set_protocol%3F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his log show how to ceate and updata project in github style</text:p>
      <text:p text:style-name="P1"/>
      <text:p text:style-name="P1">Why we should use Git and github: one is can return any time in history of the project and we can save the project on internet for sharing and used by ourselves.</text:p>
      <text:p text:style-name="P1"><text:s/></text:p>
      <text:p text:style-name="P1">There are two senarios with the using of Git and github:</text:p>
      <text:p text:style-name="P1">1 <text:span text:style-name="T3">how to </text:span>creat<text:span text:style-name="T3">e</text:span> <text:span text:style-name="T3">a</text:span> project <text:span text:style-name="T3">in the style of gitGithub</text:span></text:p>
      <text:p text:style-name="P1">2 <text:span text:style-name="T3">how to update project in the style of gitGithub</text:span>;</text:p>
      <text:p text:style-name="P17">3 how to get all repository</text:p>
      <text:p text:style-name="P17"/>
      <text:p text:style-name="P2">1 <text:span text:style-name="T3">how to </text:span>creat<text:span text:style-name="T3">e</text:span> <text:span text:style-name="T3">a</text:span> project <text:span text:style-name="T3">in the style of gitGithub</text:span></text:p>
      <text:p text:style-name="P14">1.1 create a new repository in github <text:span text:style-name="T2">and get your repository’s address called github_URL</text:span></text:p>
      <text:list xml:id="list2217758743" text:style-name="L5">
        <text:list-item>
          <text:p text:style-name="P5">login your github</text:p>
        </text:list-item>
        <text:list-item>
          <text:p text:style-name="P6">create a new repository by click “+” sign on the top right coner of page. </text:p>
        </text:list-item>
        <text:list-item>
          <text:p text:style-name="P12">Provide you repository name</text:p>
        </text:list-item>
        <text:list-item>
          <text:p text:style-name="P12">click Create repository</text:p>
        </text:list-item>
      </text:list>
      <text:p text:style-name="P14">1.2 put all project files and folder into a directory call project root (PR).</text:p>
      <text:p text:style-name="P14"/>
      <text:p text:style-name="P14">1.3 gitilie the PR or local repositorili<text:span text:style-name="T2">e</text:span> the PR</text:p>
      <text:list xml:id="list3536030864" text:style-name="L6">
        <text:list-item>
          <text:p text:style-name="P7">cd the root directory</text:p>
        </text:list-item>
        <text:list-item>
          <text:p text:style-name="P7">git init</text:p>
        </text:list-item>
        <text:list-item>
          <text:p text:style-name="P7">put other files and folders into the root directory</text:p>
        </text:list-item>
      </text:list>
      <text:p text:style-name="P15"/>
      <text:p text:style-name="P14">1.4 remotilie the PR or push local PR into repository in github created in 1.1</text:p>
      <text:p text:style-name="P14"/>
      <text:list xml:id="list1715868836" text:style-name="L7">
        <text:list-item>
          <text:p text:style-name="P24">echo "# gitGithubLearnPractice" &gt;&gt; README.md</text:p>
        </text:list-item>
        <text:list-item>
          <text:p text:style-name="P24">git init</text:p>
        </text:list-item>
        <text:list-item>
          <text:p text:style-name="P24">git add README.md</text:p>
        </text:list-item>
        <text:list-item>
          <text:p text:style-name="P24"><text:span text:style-name="T1">git add . (add everything <text:s/>to index or staged them for commit)</text:span></text:p>
        </text:list-item>
        <text:list-item>
          <text:p text:style-name="P24"/>
        </text:list-item>
        <text:list-item>
          <text:p text:style-name="P24">git commit -m "first commit for gitGithubLearn"</text:p>
        </text:list-item>
        <text:list-item>
          <text:p text:style-name="P24">git remote add origin <text:span text:style-name="T2">github_URL</text:span></text:p>
        </text:list-item>
        <text:list-item>
          <text:p text:style-name="P29">git push -u origin master</text:p>
        </text:list-item>
      </text:list>
      <text:p text:style-name="P1"/>
      <text:p text:style-name="P2">2 <text:span text:style-name="T3">how to update project in the style of gitGithub</text:span>;</text:p>
      <text:list xml:id="list3683121409" text:style-name="L9">
        <text:list-item>
          <text:p text:style-name="P27"><text:span text:style-name="T1">git add . </text:span></text:p>
        </text:list-item>
      </text:list>
      <text:list xml:id="list111803873756965" text:continue-list="list1715868836" text:style-name="L7">
        <text:list-item>
          <text:p text:style-name="P25"><text:span text:style-name="T1">git commit -m “comment for this commit”</text:span></text:p>
        </text:list-item>
      </text:list>
      <text:list xml:id="list2075362980" text:style-name="L8">
        <text:list-item>
          <text:p text:style-name="P26">git remote add origin <text:span text:style-name="T2">github_URL (https://github.com/ermao750125/gitGithubLearnPractice.git)</text:span></text:p>
        </text:list-item>
        <text:list-item>
          <text:p text:style-name="P30">git push -u origin master</text:p>
        </text:list-item>
      </text:list>
      <text:p text:style-name="P4"/>
      <text:p text:style-name="P3"/>
      <text:p text:style-name="P3"/>
      <text:p text:style-name="P3"/>
      <text:p text:style-name="P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08:07.576144246</meta:creation-date>
    <dc:date>2018-10-27T11:18:03.579778318</dc:date>
    <meta:editing-duration>PT36M47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32" meta:word-count="274" meta:character-count="1441" meta:non-whitespace-character-count="1212"/>
  </office:meta>
</office:document-meta>
</file>